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REQUIREMNTS_5f_GROUPS" style:display-name="REQUIREMNTS_GROUPS" style:family="table">
      <style:table-properties style:width="15.903cm" fo:margin-left="0cm" table:align="left"/>
    </style:style>
    <style:style style:name="REQUIREMNTS_5f_GROUPS.A" style:display-name="REQUIREMNTS_GROUPS.A" style:family="table-column">
      <style:table-column-properties style:column-width="1.062cm"/>
    </style:style>
    <style:style style:name="REQUIREMNTS_5f_GROUPS.B" style:display-name="REQUIREMNTS_GROUPS.B" style:family="table-column">
      <style:table-column-properties style:column-width="7.078cm"/>
    </style:style>
    <style:style style:name="REQUIREMNTS_5f_GROUPS.C" style:display-name="REQUIREMNTS_GROUPS.C" style:family="table-column">
      <style:table-column-properties style:column-width="7.763cm"/>
    </style:style>
    <style:style style:name="REQUIREMNTS_5f_GROUPS.A1" style:display-name="REQUIREMNTS_GROUPS.A1" style:family="table-cell">
      <style:table-cell-properties fo:padding-left="0.191cm" fo:padding-right="0.191cm" fo:padding-top="0cm" fo:padding-bottom="0cm" fo:border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margin-top="0cm" fo:margin-bottom="0cm" style:contextual-spacing="false"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text-align="center" style:justify-single-word="false"/>
      <style:text-properties officeooo:paragraph-rsid="0017e0b7"/>
    </style:style>
    <style:style style:name="P4" style:family="paragraph" style:parent-style-name="Normal">
      <style:paragraph-properties fo:text-align="center" style:justify-single-word="false"/>
      <style:text-properties officeooo:paragraph-rsid="003f924f"/>
    </style:style>
    <style:style style:name="P5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6" style:family="paragraph" style:parent-style-name="Normal">
      <style:paragraph-properties fo:text-align="center" style:justify-single-word="false"/>
      <style:text-properties fo:color="#000000" loext:opacity="100%" fo:font-weight="bold" officeooo:paragraph-rsid="003f924f" style:font-weight-asian="bold" style:font-size-complex="12.5pt" style:font-weight-complex="bold"/>
    </style:style>
    <style:style style:name="P7" style:family="paragraph" style:parent-style-name="Normal">
      <style:text-properties fo:color="#000000" loext:opacity="100%" style:font-name="Calibri Light" fo:font-size="13pt" fo:font-weight="bold" officeooo:rsid="00243d9c" officeooo:paragraph-rsid="00243d9c" style:font-name-asian="Times New Roman" style:font-size-asian="13pt" style:font-weight-asian="bold" style:font-name-complex="Calibri Light" style:font-size-complex="13pt"/>
    </style:style>
    <style:style style:name="P8" style:family="paragraph" style:parent-style-name="Normal">
      <style:text-properties fo:color="#0000cc" loext:opacity="100%" fo:font-weight="bold" style:font-weight-asian="bold" style:font-name-complex="Calibri1" style:font-weight-complex="bold"/>
    </style:style>
    <style:style style:name="P9" style:family="paragraph" style:parent-style-name="Normal">
      <style:text-properties fo:color="#0000cc" loext:opacity="100%" fo:font-weight="bold" officeooo:paragraph-rsid="00160bb4" style:font-weight-asian="bold" style:font-name-complex="Calibri1" style:font-weight-complex="bold"/>
    </style:style>
    <style:style style:name="P10" style:family="paragraph" style:parent-style-name="Normal">
      <style:text-properties fo:color="#0000cc" loext:opacity="100%" fo:font-weight="bold" officeooo:paragraph-rsid="0017e0b7" style:font-weight-asian="bold" style:font-name-complex="Calibri1" style:font-weight-complex="bold"/>
    </style:style>
    <style:style style:name="P11" style:family="paragraph" style:parent-style-name="Normal">
      <style:text-properties fo:color="#0000cc" loext:opacity="100%" fo:font-weight="bold" officeooo:paragraph-rsid="0040afd4" style:font-weight-asian="bold" style:font-name-complex="Calibri1" style:font-weight-complex="bold"/>
    </style:style>
    <style:style style:name="P12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13" style:family="paragraph" style:parent-style-name="Normal">
      <style:paragraph-properties fo:text-align="center" style:justify-single-word="false"/>
      <style:text-properties fo:color="#0000cc" loext:opacity="100%" fo:font-weight="bold" officeooo:paragraph-rsid="003f924f" style:font-weight-asian="bold" style:font-size-complex="12.5pt" style:font-weight-complex="bold"/>
    </style:style>
    <style:style style:name="P14" style:family="paragraph" style:parent-style-name="Normal">
      <style:paragraph-properties fo:margin-top="0cm" fo:margin-bottom="0cm" style:contextual-spacing="false"/>
      <style:text-properties fo:color="#0000cc" loext:opacity="100%" fo:font-weight="bold" style:font-weight-asian="bold"/>
    </style:style>
    <style:style style:name="P15" style:family="paragraph" style:parent-style-name="Normal">
      <style:text-properties fo:color="#0000cc" loext:opacity="100%" fo:font-size="12.5pt" fo:font-weight="bold" officeooo:paragraph-rsid="0041fbc4" style:font-size-asian="12.5pt" style:font-weight-asian="bold" style:font-name-complex="Calibri1" style:font-size-complex="12.5pt" style:font-weight-complex="bold"/>
    </style:style>
    <style:style style:name="P16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787e8" style:letter-kerning="false" style:font-name-asian="Calibri2" style:font-size-asian="12pt" style:language-asian="en" style:country-asian="US" style:font-weight-asian="bold" style:font-size-complex="12pt" style:language-complex="ar" style:country-complex="SA"/>
    </style:style>
    <style:style style:name="P17" style:family="paragraph" style:parent-style-name="Normal">
      <style:paragraph-properties fo:text-align="center" style:justify-single-word="false"/>
      <style:text-properties fo:color="#0f27b1" loext:opacity="100%" fo:font-weight="bold" officeooo:paragraph-rsid="003f924f" style:font-weight-asian="bold" style:font-size-complex="12.5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3f924f" style:font-size-asian="12.5pt" style:font-weight-asian="bold" style:font-size-complex="12.5pt" style:font-weight-complex="bold"/>
    </style:style>
    <style:style style:name="P19" style:family="paragraph" style:parent-style-name="Normal">
      <style:paragraph-properties fo:hyphenation-ladder-count="no-limit" fo:break-before="page"/>
      <style:text-properties fo:hyphenate="true" loext:hyphenation-no-caps="false" loext:hyphenation-no-last-word="false" loext:hyphenation-word-char-count="no-limit" loext:hyphenation-zone="no-limit"/>
    </style:style>
    <style:style style:name="P20" style:family="paragraph" style:parent-style-name="Normal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21" style:family="paragraph" style:parent-style-name="Normal">
      <style:text-properties fo:language="en" fo:country="US"/>
    </style:style>
    <style:style style:name="P22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23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24" style:family="paragraph" style:parent-style-name="Normal">
      <style:text-properties fo:color="#0070c0" loext:opacity="100%" fo:font-weight="bold" style:font-weight-asian="bold"/>
    </style:style>
    <style:style style:name="P25" style:family="paragraph" style:parent-style-name="Normal">
      <style:text-properties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26" style:family="paragraph" style:parent-style-name="Normal">
      <style:paragraph-properties fo:hyphenation-ladder-count="no-limit"/>
      <style:text-properties style:font-name="Calibri Light" fo:font-weight="bold" style:font-weight-asian="bold" style:font-name-complex="Calibri Light" fo:hyphenate="true" loext:hyphenation-no-caps="false" loext:hyphenation-no-last-word="false" loext:hyphenation-word-char-count="no-limit" loext:hyphenation-zone="no-limit"/>
    </style:style>
    <style:style style:name="P27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28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paragraph-rsid="0017e0b7" style:font-weight-asian="bold"/>
    </style:style>
    <style:style style:name="P29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30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rsid="000c43df" officeooo:paragraph-rsid="0017e0b7" style:font-weight-asian="bold"/>
    </style:style>
    <style:style style:name="P31" style:family="paragraph" style:parent-style-name="Normal">
      <style:paragraph-properties fo:margin-top="0cm" fo:margin-bottom="0cm" style:contextual-spacing="false"/>
    </style:style>
    <style:style style:name="P32" style:family="paragraph" style:parent-style-name="Normal">
      <style:paragraph-properties fo:margin-left="0cm" fo:margin-right="0cm" fo:margin-top="0cm" fo:margin-bottom="0cm" style:contextual-spacing="false" fo:text-indent="0cm" style:auto-text-indent="false"/>
      <style:text-properties officeooo:paragraph-rsid="0017e0b7"/>
    </style:style>
    <style:style style:name="P33" style:family="paragraph" style:parent-style-name="Normal">
      <style:paragraph-properties fo:margin-left="0cm" fo:margin-right="0cm" fo:text-indent="1.27cm" style:auto-text-indent="false"/>
      <style:text-properties officeooo:paragraph-rsid="0017e0b7"/>
    </style:style>
    <style:style style:name="P34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35" style:family="paragraph" style:parent-style-name="Heading_20_2">
      <style:text-properties officeooo:rsid="00374565" officeooo:paragraph-rsid="0041fbc4"/>
    </style:style>
    <style:style style:name="P36" style:family="paragraph" style:parent-style-name="Heading_20_2">
      <style:text-properties fo:color="#0000cc" loext:opacity="100%" fo:font-size="12.5pt" fo:font-weight="bold" officeooo:paragraph-rsid="001d4698" style:font-size-asian="12.5pt" style:font-weight-asian="bold" style:font-name-complex="Calibri1" style:font-size-complex="12.5pt" style:font-weight-complex="bold"/>
    </style:style>
    <style:style style:name="P37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38" style:family="paragraph" style:parent-style-name="Preformatted_20_Text" style:list-style-name="L2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787e8" style:letter-kerning="false" style:font-name-asian="Calibri2" style:font-size-asian="12pt" style:language-asian="en" style:country-asian="US" style:font-weight-asian="bold" style:font-size-complex="12pt" style:language-complex="ar" style:country-complex="SA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fo:font-weight="bold" officeooo:rsid="002278db" style:font-weight-asian="bold" style:font-size-complex="12.5pt" style:font-weight-complex="bold"/>
    </style:style>
    <style:style style:name="T7" style:family="text">
      <style:text-properties fo:color="#0000cc" loext:opacity="100%" fo:font-weight="bold" officeooo:rsid="0023e6b3" style:font-weight-asian="bold" style:font-size-complex="12.5pt" style:font-weight-complex="bold"/>
    </style:style>
    <style:style style:name="T8" style:family="text">
      <style:text-properties fo:color="#0000cc" loext:opacity="100%" fo:font-weight="bold" style:font-weight-asian="bold" style:font-name-complex="Calibri1" style:font-weight-complex="bold"/>
    </style:style>
    <style:style style:name="T9" style:family="text">
      <style:text-properties fo:color="#0000cc" loext:opacity="100%" fo:font-weight="bold" officeooo:rsid="0017e0b7" style:font-weight-asian="bold" style:font-name-complex="Calibri1" style:font-weight-complex="bold"/>
    </style:style>
    <style:style style:name="T10" style:family="text">
      <style:text-properties fo:color="#0000cc" loext:opacity="100%" style:font-name="Calibri" fo:font-size="12pt" fo:language="en" fo:country="GB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11" style:family="text">
      <style:text-properties fo:color="#0000cc" loext:opacity="100%" style:font-name="Calibri" fo:font-size="12pt" fo:language="en" fo:country="GB" officeooo:rsid="0085b06b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12" style:family="text">
      <style:text-properties fo:color="#0000cc" loext:opacity="100%" style:font-name="Calibri" fo:font-size="12pt" fo:language="en" fo:country="GB" officeooo:rsid="00866147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fo:font-weight="bold" style:font-weight-asian="bold"/>
    </style:style>
    <style:style style:name="T15" style:family="text">
      <style:text-properties fo:color="#000000" loext:opacity="100%" fo:font-weight="bold" style:font-weight-asian="bold" style:font-size-complex="12.5pt" style:font-weight-complex="bold"/>
    </style:style>
    <style:style style:name="T16" style:family="text">
      <style:text-properties fo:color="#000000" loext:opacity="100%" style:font-name="Calibri1" style:font-name-complex="Calibri1" style:font-size-complex="12.5pt"/>
    </style:style>
    <style:style style:name="T17" style:family="text">
      <style:text-properties fo:color="#000000" loext:opacity="100%" style:font-name="Arial" fo:font-size="10pt" style:font-size-asian="10pt" style:font-name-complex="Arial" style:font-size-complex="10pt"/>
    </style:style>
    <style:style style:name="T18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9" style:family="text">
      <style:text-properties fo:color="#000000" loext:opacity="100%" fo:font-size="12.5pt" fo:font-weight="bold" officeooo:rsid="0038fd4f" style:font-size-asian="12.5pt" style:font-weight-asian="bold" style:font-size-complex="12.5pt" style:font-weight-complex="bold"/>
    </style:style>
    <style:style style:name="T20" style:family="text">
      <style:text-properties fo:color="#000000" loext:opacity="100%" loext:padding="0cm" loext:border="none"/>
    </style:style>
    <style:style style:name="T21" style:family="text">
      <style:text-properties fo:color="#0070c0" loext:opacity="100%" fo:font-weight="bold" style:font-weight-asian="bold"/>
    </style:style>
    <style:style style:name="T22" style:family="text">
      <style:text-properties officeooo:rsid="0023c7e4"/>
    </style:style>
    <style:style style:name="T23" style:family="text">
      <style:text-properties officeooo:rsid="003a65ae"/>
    </style:style>
    <style:style style:name="T24" style:family="text">
      <style:text-properties officeooo:rsid="001e72b5"/>
    </style:style>
    <style:style style:name="T25" style:family="text">
      <style:text-properties style:font-weight-complex="bold"/>
    </style:style>
    <style:style style:name="T26" style:family="text">
      <style:text-properties fo:font-size="13pt" style:font-name-asian="Times New Roman" style:font-size-asian="13pt" style:font-size-complex="13pt" style:font-weight-complex="bold"/>
    </style:style>
    <style:style style:name="T27" style:family="text">
      <style:text-properties fo:font-size="13pt" officeooo:rsid="002787e8" style:font-name-asian="Times New Roman" style:font-size-asian="13pt" style:font-size-complex="13pt" style:font-weight-complex="bold"/>
    </style:style>
    <style:style style:name="T28" style:family="text">
      <style:text-properties officeooo:rsid="0025bb1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5">Bid Pack</text:p>
      <text:list text:style-name="L1">
        <text:list-item>
          <text:p text:style-name="P37">Statement of Requirements</text:p>
        </text:list-item>
      </text:list>
      <text:p text:style-name="P5"><text:s/><text:bookmark-start text:name="_Hlk95926626"/></text:p>
      <text:p text:style-name="P17"><text:bookmark-start text:name="_Hlk959266261"/>«Insert Procurement Title»</text:p>
      <text:p text:style-name="P18"><text:span text:style-name="T20">Unique Procurement Reference:</text:span>«Insert Procurement ID»</text:p>
      <text:p text:style-name="P4"><text:span text:style-name="Default_20_Paragraph_20_Font"><text:span text:style-name="T19">Event </text:span></text:span><text:span text:style-name="Default_20_Paragraph_20_Font"><text:span text:style-name="T18">Reference</text:span></text:span><text:span text:style-name="Default_20_Paragraph_20_Font"><text:span text:style-name="T15">: </text:span></text:span><text:bookmark-start text:name="_Hlk92685062"/><text:span text:style-name="Default_20_Paragraph_20_Font"><text:span text:style-name="T5">«</text:span></text:span><text:bookmark-end text:name="_Hlk92685062"/><text:span text:style-name="Default_20_Paragraph_20_Font"><text:span text:style-name="T5">Insert Event id»</text:span></text:span></text:p>
      <text:p text:style-name="P17"><text:bookmark-end text:name="_Hlk959266261"/></text:p>
      <text:p text:style-name="P17"/>
      <text:p text:style-name="P6">a ‘call-off further competition’ in relation to</text:p>
      <text:p text:style-name="P4"><text:span text:style-name="Default_20_Paragraph_20_Font"><text:span text:style-name="T6">«Insert Commercial Agreement name» L</text:span></text:span><text:span text:style-name="Default_20_Paragraph_20_Font"><text:span text:style-name="T7">ot</text:span></text:span><text:span text:style-name="Default_20_Paragraph_20_Font"><text:span text:style-name="T5">«Insert Lot id»</text:span></text:span></text:p>
      <text:p text:style-name="P13"><text:bookmark-end text:name="_Hlk95926626"/>«Insert Commercial Agreement name» («Insert Commercial Agreement id» <text:span text:style-name="T28">L</text:span><text:span text:style-name="Default_20_Paragraph_20_Font"><text:span text:style-name="T28">«Insert Lot id»</text:span></text:span>)</text:p>
      <text:p text:style-name="P5"/>
      <text:p text:style-name="P5"/>
      <text:p text:style-name="P5">Buyer</text:p>
      <text:p text:style-name="P12">«Insert Name of Buyer»</text:p>
      <text:p text:style-name="P19"/>
      <text:p text:style-name="Normal"/>
      <text:p text:style-name="TOC_20_Heading">Contents</text:p>
      <text:p text:style-name="P21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2"><text:a xlink:type="simple" xlink:href="#_Toc111648141" office:target-frame-name="_top" xlink:show="replace" text:style-name="Internet_20_link" text:visited-style-name="Visited_20_Internet_20_Link"><text:span text:style-name="Hyperlink">Background to / Overview of the Requirement</text:span><text:tab/>3</text:a></text:p>
          <text:p text:style-name="P23"><text:a xlink:type="simple" xlink:href="#_Toc111648142" office:target-frame-name="_top" xlink:show="replace" text:style-name="Internet_20_link" text:visited-style-name="Visited_20_Internet_20_Link"><text:span text:style-name="Hyperlink">Background</text:span><text:tab/>3</text:a></text:p>
          <text:p text:style-name="P23"><text:a xlink:type="simple" xlink:href="#_Toc111648143" office:target-frame-name="_top" xlink:show="replace" text:style-name="Internet_20_link" text:visited-style-name="Visited_20_Internet_20_Link"><text:span text:style-name="Hyperlink">Objective</text:span><text:tab/>3</text:a></text:p>
          <text:p text:style-name="P23"><text:a xlink:type="simple" xlink:href="#_Toc111648144" office:target-frame-name="_top" xlink:show="replace" text:style-name="Internet_20_link" text:visited-style-name="Visited_20_Internet_20_Link"><text:span text:style-name="Hyperlink">Work completed to date</text:span><text:tab/>3</text:a></text:p>
          <text:p text:style-name="P23"><text:a xlink:type="simple" xlink:href="#_Toc111648145" office:target-frame-name="_top" xlink:show="replace" text:style-name="Internet_20_link" text:visited-style-name="Visited_20_Internet_20_Link"><text:span text:style-name="Hyperlink">Market engagement to date</text:span><text:tab/>3</text:a></text:p>
          <text:p text:style-name="P22"><text:a xlink:type="simple" xlink:href="#_Toc111648146" office:target-frame-name="_top" xlink:show="replace" text:style-name="Internet_20_link" text:visited-style-name="Visited_20_Internet_20_Link"><text:span text:style-name="Hyperlink">The requirements</text:span><text:tab/>4</text:a></text:p>
          <text:p text:style-name="P22"><text:a xlink:type="simple" xlink:href="#_Toc111648147" office:target-frame-name="_top" xlink:show="replace" text:style-name="Internet_20_link" text:visited-style-name="Visited_20_Internet_20_Link"><text:span text:style-name="Hyperlink">Management information</text:span><text:tab/>5</text:a></text:p>
          <text:p text:style-name="P22"><text:a xlink:type="simple" xlink:href="#_Toc111648148" office:target-frame-name="_top" xlink:show="replace" text:style-name="Internet_20_link" text:visited-style-name="Visited_20_Internet_20_Link"><text:span text:style-name="Hyperlink">Service levels and performance</text:span><text:tab/>6</text:a></text:p>
          <text:p text:style-name="P22"><text:a xlink:type="simple" xlink:href="#_Toc111648149" office:target-frame-name="_top" xlink:show="replace" text:style-name="Internet_20_link" text:visited-style-name="Visited_20_Internet_20_Link"><text:span text:style-name="Hyperlink">Appendix - Glossary</text:span><text:tab/>7</text:a></text:p>
        </text:index-body>
      </text:table-of-content>
      <text:p text:style-name="Normal"/>
      <text:p text:style-name="P20"/>
      <text:h text:style-name="Heading_20_1" text:outline-level="1"><text:bookmark-start text:name="_Toc92688238"/><text:bookmark-start text:name="_Toc96088662"/><text:bookmark-start text:name="_Toc96581752"/></text:h>
      <text:p text:style-name="P19"/>
      <text:p text:style-name="P26"><text:span text:style-name="T27">T</text:span><text:span text:style-name="T26">he services you need</text:span></text:p>
      <text:list text:style-name="L2">
        <text:list-item>
          <text:p text:style-name="P38">«Services_you_need#n»</text:p>
        </text:list-item>
      </text:list>
      <text:p text:style-name="P16"/>
      <text:h text:style-name="P35" text:outline-level="2"><text:span text:style-name="T23">The </text:span><text:span text:style-name="T22">O</text:span>rganisation <text:span text:style-name="T23">using the products or services being procured</text:span></text:h>
      <text:p text:style-name="P15">«Insert Managing Organisation Name»</text:p>
      <text:h text:style-name="Heading_20_1" text:outline-level="1"><text:bookmark-start text:name="_Toc111648141"/><text:bookmark-start text:name="_Toc111634072"/><text:bookmark-start text:name="_Toc111570277"/><text:bookmark-start text:name="_Toc111565607"/><text:bookmark-start text:name="_Toc111560103"/>Background to / Overview of the Requirement<text:bookmark-end text:name="_Toc111648141"/><text:bookmark-end text:name="_Toc111634072"/><text:bookmark-end text:name="_Toc111570277"/><text:bookmark-end text:name="_Toc111565607"/><text:bookmark-end text:name="_Toc111560103"/><text:bookmark-end text:name="_Toc96088662"/><text:bookmark-end text:name="_Toc96581752"/></text:h>
      <text:p text:style-name="Normal"/>
      <text:h text:style-name="Heading_20_2" text:outline-level="2"><text:bookmark-start text:name="_Toc111648142"/><text:bookmark-start text:name="_Toc111634073"/><text:bookmark-start text:name="_Toc111570278"/><text:bookmark-start text:name="_Toc111565608"/><text:bookmark-start text:name="_Toc111560104"/><text:bookmark-start text:name="_Toc96088663"/><text:bookmark-start text:name="_Toc96581753"/>Background<text:bookmark-end text:name="_Toc111648142"/><text:bookmark-end text:name="_Toc111634073"/><text:bookmark-end text:name="_Toc111570278"/><text:bookmark-end text:name="_Toc111565608"/><text:bookmark-end text:name="_Toc111560104"/><text:bookmark-end text:name="_Toc96088663"/><text:bookmark-end text:name="_Toc96581753"/></text:h>
      <text:p text:style-name="P8">«Insert_Requirements_Background_Step_13_Box_1»</text:p>
      <text:p text:style-name="P8">«Insert_Requirements_Social_Value_Objectives_Step_13_Box_2»</text:p>
      <text:p text:style-name="P8"/>
      <text:p text:style-name="P24"/>
      <text:p text:style-name="Standard"><text:bookmark text:name="_Toc111648143"/><text:bookmark text:name="_Toc96581754"/><text:bookmark text:name="_Toc96088664"/><text:bookmark text:name="_Toc111560105"/><text:bookmark text:name="_Toc111565609"/><text:bookmark text:name="_Toc111570279"/><text:bookmark text:name="_Toc111634074"/><text:span text:style-name="Strong_20_Emphasis">The business need</text:span></text:p>
      <text:p text:style-name="P8">«Insert_Problem_Statement_Step_14_Box_1»</text:p>
      <text:p text:style-name="Normal"/>
      <text:p text:style-name="P25">Contract Duration</text:p>
      <text:p text:style-name="Normal"><text:span text:style-name="Default_20_Paragraph_20_Font"><text:span text:style-name="T16">We expect the supply to commence on</text:span></text:span><text:span text:style-name="Default_20_Paragraph_20_Font"><text:span text:style-name="T17"> </text:span></text:span><text:span text:style-name="Default_20_Paragraph_20_Font"><text:span text:style-name="T8">«Project_Start_Date_Step_18»</text:span></text:span><text:span text:style-name="Default_20_Paragraph_20_Font"><text:span text:style-name="T17"> </text:span></text:span><text:span text:style-name="Default_20_Paragraph_20_Font"><text:span text:style-name="T16">period.</text:span></text:span></text:p>
      <text:p text:style-name="P8">«Project_Duration_Count_Step_18 Conditional»</text:p>
      <text:p text:style-name="P8">«Contract_Extension_Period_Step_18 Conditional»</text:p>
      <text:p text:style-name="Normal"/>
      <text:p text:style-name="P25">Budget</text:p>
      <text:p text:style-name="P9">«Project_Budget_Max_Step_25 Conditional».</text:p>
      <text:p text:style-name="P11">The estimated maximum contract value is £ «Project_Budget_Min_Step_25 Conditional».</text:p>
      <text:p text:style-name="P7"><text:span text:style-name="T25">Additional information on budget : </text:span><text:span text:style-name="T10">«Project_Budget</text:span><text:span text:style-name="T11">_Addit</text:span><text:span text:style-name="T12">i</text:span><text:span text:style-name="T11">onal_info</text:span><text:span text:style-name="T10">»</text:span></text:p>
      <text:p text:style-name="P25">The Service and Incumbent supplier</text:p>
      <text:p text:style-name="P8">«Project_New_Expanded_Replacement_Service_No_Step_21»</text:p>
      <text:p text:style-name="P8">«Conditional content, based on Binary Y/N» If 'Y' then: «Project_Incumbent_Yes_No_Supplier_Name_Step_22»<text:line-break/></text:p>
      <text:h text:style-name="Heading_20_2" text:outline-level="2"><text:bookmark-start text:name="_Toc111648144"/><text:bookmark-start text:name="_Toc111634075"/><text:bookmark-start text:name="_Toc111570281"/><text:bookmark-start text:name="_Toc111565611"/><text:bookmark-start text:name="_Toc111560107"/><text:bookmark-start text:name="_Toc96088666"/><text:bookmark-start text:name="_Toc96581756"/>Work completed to date<text:bookmark-end text:name="_Toc111648144"/><text:bookmark-end text:name="_Toc111634075"/><text:bookmark-end text:name="_Toc111570281"/><text:bookmark-end text:name="_Toc111565611"/><text:bookmark-end text:name="_Toc111560107"/><text:bookmark-end text:name="_Toc96088666"/><text:bookmark-end text:name="_Toc96581756"/></text:h>
      <text:p text:style-name="P8">«Insert_Work_Done_Step_16_Box_1»<text:bookmark-start text:name="_Toc111565612"/><text:bookmark-start text:name="_Toc111560108"/><text:bookmark-start text:name="_Toc96088667"/><text:bookmark-start text:name="_Toc96581757"/></text:p>
      <text:p text:style-name="Normal"><text:soft-page-break/>Current phase of project is<text:span text:style-name="Default_20_Paragraph_20_Font"><text:span text:style-name="T8"> :«Project_Phase_Current_Step_17»</text:span></text:span></text:p>
      <text:p text:style-name="P8"/>
      <text:h text:style-name="Heading_20_2" text:outline-level="2"><text:bookmark-start text:name="_Toc111648145"/><text:bookmark-start text:name="_Toc111634076"/><text:bookmark-start text:name="_Toc111570282"/>Market engagement to date<text:bookmark-end text:name="_Toc111648145"/><text:bookmark-end text:name="_Toc111634076"/><text:bookmark-end text:name="_Toc111570282"/><text:bookmark-end text:name="_Toc111565612"/><text:bookmark-end text:name="_Toc111560108"/><text:bookmark-end text:name="_Toc96088667"/><text:bookmark-end text:name="_Toc96581757"/></text:h>
      <text:p text:style-name="P8">«Insert_Prev_Market_Engage_Step_20_Box_1»</text:p>
      <text:p text:style-name="Normal"/>
      <text:p text:style-name="P19"/>
      <text:p text:style-name="Normal"/>
      <text:h text:style-name="Heading_20_1" text:outline-level="1"><text:bookmark-start text:name="_Toc111648146"/><text:bookmark-start text:name="_Toc96581758"/><text:bookmark-start text:name="_Toc96088668"/><text:bookmark-start text:name="_Toc111560109"/><text:bookmark-start text:name="_Toc111565613"/><text:bookmark-start text:name="_Toc111570283"/><text:bookmark-start text:name="_Toc111634077"/>The requirements<text:bookmark-end text:name="_Toc111648146"/><text:bookmark-end text:name="_Toc96581758"/><text:bookmark-end text:name="_Toc96088668"/><text:bookmark-end text:name="_Toc111560109"/><text:bookmark-end text:name="_Toc111565613"/><text:bookmark-end text:name="_Toc111570283"/><text:bookmark-end text:name="_Toc111634077"/><text:bookmark text:name="_Toc111565614"/><text:bookmark text:name="_Toc111560110"/><text:bookmark text:name="_Toc96581759"/></text:h>
      <text:p text:style-name="Normal"/>
      <table:table table:name="REQUIREMNTS_GROUPS" table:style-name="REQUIREMNTS_5f_GROUPS">
        <table:table-column table:style-name="REQUIREMNTS_5f_GROUPS.A"/>
        <table:table-column table:style-name="REQUIREMNTS_5f_GROUPS.B"/>
        <table:table-column table:style-name="REQUIREMNTS_5f_GROUPS.C"/>
        <table:table-row>
          <table:table-cell table:style-name="REQUIREMNTS_5f_GROUPS.A1" office:value-type="string">
            <text:p text:style-name="P28">#</text:p>
          </table:table-cell>
          <table:table-cell table:style-name="REQUIREMNTS_5f_GROUPS.A1" office:value-type="string">
            <text:p text:style-name="P30"><text:s/><text:span text:style-name="T24">Name</text:span></text:p>
          </table:table-cell>
          <table:table-cell table:style-name="REQUIREMNTS_5f_GROUPS.A1" office:value-type="string">
            <text:p text:style-name="P30">Description</text:p>
          </table:table-cell>
        </table:table-row>
        <table:table-row>
          <table:table-cell table:style-name="REQUIREMNTS_5f_GROUPS.A1" office:value-type="string">
            <text:p text:style-name="P3">1</text:p>
          </table:table-cell>
          <table:table-cell table:style-name="REQUIREMNTS_5f_GROUPS.A1" office:value-type="string">
            <text:p text:style-name="P10"><text:span text:style-name="Default_20_Paragraph_20_Font">«Insert_Requirements_Group_Step_26_Box_1#n»</text:span></text:p>
          </table:table-cell>
          <table:table-cell table:style-name="REQUIREMNTS_5f_GROUPS.A1" office:value-type="string">
            <text:p text:style-name="P32"><text:span text:style-name="Default_20_Paragraph_20_Font"><text:span text:style-name="T8">«Insert_Requirements_Description_Step_2</text:span></text:span><text:span text:style-name="Default_20_Paragraph_20_Font"><text:span text:style-name="T9">6</text:span></text:span><text:span text:style-name="Default_20_Paragraph_20_Font"><text:span text:style-name="T8">_Box_3#n»</text:span></text:span></text:p>
          </table:table-cell>
        </table:table-row>
      </table:table>
      <text:p text:style-name="P33"><text:span text:style-name="Default_20_Paragraph_20_Font"><text:span text:style-name="T8"/></text:span></text:p>
      <text:p text:style-name="Normal"/>
      <text:p text:style-name="Normal"/>
      <text:p text:style-name="Normal"/>
      <text:p text:style-name="Normal"/>
      <text:p text:style-name="P19"/>
      <text:h text:style-name="Heading_20_1" text:outline-level="1"><text:bookmark-start text:name="_Toc111648147"/><text:bookmark-start text:name="_Toc111634082"/><text:bookmark-start text:name="_Toc111570288"/><text:bookmark-start text:name="_Toc111565619"/><text:bookmark-start text:name="_Toc111560115"/><text:bookmark-start text:name="_Toc96088673"/><text:bookmark-start text:name="_Toc96581765"/>Management information<text:bookmark-end text:name="_Toc111648147"/><text:bookmark-end text:name="_Toc111634082"/><text:bookmark-end text:name="_Toc111570288"/><text:bookmark-end text:name="_Toc111565619"/><text:bookmark-end text:name="_Toc111560115"/><text:bookmark-end text:name="_Toc96088673"/><text:bookmark-end text:name="_Toc96581765"/></text:h>
      <text:p text:style-name="Normal">During the life of the contract the following management information and reporting is required:</text:p>
      <text:p text:style-name="Normal"><text:span text:style-name="Default_20_Paragraph_20_Font"><text:span text:style-name="T8">«Insert_Management_Information_Step_23_Box_1»</text:span></text:span></text:p>
      <text:p text:style-name="P19"/>
      <text:h text:style-name="Heading_20_1" text:outline-level="1"><text:bookmark-start text:name="_Toc111648148"/><text:bookmark-start text:name="_Toc111634083"/><text:bookmark-start text:name="_Toc111570289"/><text:bookmark-start text:name="_Toc111565620"/><text:bookmark-start text:name="_Toc111560116"/><text:bookmark-start text:name="_Toc96088674"/><text:bookmark-start text:name="_Toc96581766"/>Service levels and performance<text:bookmark-end text:name="_Toc111648148"/><text:bookmark-end text:name="_Toc111634083"/><text:bookmark-end text:name="_Toc111570289"/><text:bookmark-end text:name="_Toc111565620"/><text:bookmark-end text:name="_Toc111560116"/><text:bookmark-end text:name="_Toc96088674"/><text:bookmark-end text:name="_Toc96581766"/></text:h>
      <text:p text:style-name="Normal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27">#</text:p>
          </table:table-cell>
          <table:table-cell table:style-name="SLA_5f_PERFORMACE.A1" office:value-type="string">
            <text:p text:style-name="P29">Service Area</text:p>
          </table:table-cell>
          <table:table-cell table:style-name="SLA_5f_PERFORMACE.A1" office:value-type="string">
            <text:p text:style-name="P29">KPI/SLA description</text:p>
          </table:table-cell>
          <table:table-cell table:style-name="SLA_5f_PERFORMACE.A1" office:value-type="string">
            <text:p text:style-name="P27">Target%</text:p>
            <text:p text:style-name="P27">(out of 100%)</text:p>
          </table:table-cell>
        </table:table-row>
        <table:table-row>
          <table:table-cell table:style-name="SLA_5f_PERFORMACE.A1" office:value-type="string">
            <text:p text:style-name="P2">1</text:p>
          </table:table-cell>
          <table:table-cell table:style-name="SLA_5f_PERFORMACE.A1" office:value-type="string">
            <text:p text:style-name="Normal"><text:span text:style-name="Default_20_Paragraph_20_Font"><text:span text:style-name="T8">«SLA_Area_step_24_#n»</text:span></text:span></text:p>
          </table:table-cell>
          <table:table-cell table:style-name="SLA_5f_PERFORMACE.A1" office:value-type="string">
            <text:p text:style-name="P8">«SLA_Area_Desription_step_24_#n»</text:p>
          </table:table-cell>
          <table:table-cell table:style-name="SLA_5f_PERFORMACE.A1" office:value-type="string">
            <text:p text:style-name="P31"><text:span text:style-name="Default_20_Paragraph_20_Font"><text:span text:style-name="T8">«SLA_Target_step_24#n»</text:span></text:span><text:span text:style-name="Default_20_Paragraph_20_Font"><text:span text:style-name="T14"> </text:span></text:span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9"/>
      <text:h text:style-name="Heading_20_1" text:outline-level="1"><text:bookmark-start text:name="_Toc111648149"/><text:bookmark-start text:name="_Toc111634086"/><text:bookmark-start text:name="_Toc111570292"/><text:bookmark-start text:name="_Toc111565623"/><text:bookmark-start text:name="_Toc111560119"/><text:bookmark-start text:name="_Toc92688256"/>Appendix – Glossary<text:bookmark-end text:name="_Toc111648149"/><text:bookmark-end text:name="_Toc111634086"/><text:bookmark-end text:name="_Toc111570292"/><text:bookmark-end text:name="_Toc111565623"/><text:bookmark-end text:name="_Toc111560119"/><text:bookmark-end text:name="_Toc92688256"/></text:h>
      <text:p text:style-name="Normal"/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29">Term / Acronym</text:p>
          </table:table-cell>
          <table:table-cell table:style-name="GLOSSARY.A1" office:value-type="string">
            <text:p text:style-name="P29">Description</text:p>
          </table:table-cell>
        </table:table-row>
        <table:table-row>
          <table:table-cell table:style-name="GLOSSARY.A1" office:value-type="string">
            <text:p text:style-name="P8">«Insert Glossary Term Title #1 of n (max 20)»</text:p>
          </table:table-cell>
          <table:table-cell table:style-name="GLOSSARY.A1" office:value-type="string">
            <text:p text:style-name="P8">«Insert Glossary Term Description #1 of n (max 20)»</text:p>
          </table:table-cell>
        </table:table-row>
      </table:table>
      <text:p text:style-name="Normal"><text:bookmark-end text:name="_Toc92688238"/></text:p>
      <text:h text:style-name="P36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1" fo:font-size="11pt" fo:letter-spacing="normal" fo:language="en" fo:country="GB" fo:font-style="normal" style:text-underline-style="none" fo:font-weight="normal" style:letter-kerning="false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en" fo:country="GB" fo:font-style="normal" style:text-underline-style="none" fo:font-weight="normal" style:letter-kerning="false" fo:background-color="transparent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nnotation_20_text" style:display-name="annotation text" style:family="paragraph" style:parent-style-name="Standard"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8</text:page-number></text:span></text:span></text:p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8-17T12:29:00Z</meta:creation-date>
    <dc:date>2022-12-21T09:30:37.149811769</dc:date>
    <meta:editing-cycles>32</meta:editing-cycles>
    <meta:editing-duration>P4DT19H10M34S</meta:editing-duration>
    <meta:document-statistic meta:table-count="3" meta:image-count="0" meta:object-count="0" meta:page-count="8" meta:paragraph-count="78" meta:word-count="293" meta:character-count="2546" meta:non-whitespace-character-count="2325"/>
    <meta:template xlink:type="simple" xlink:actuate="onRequest" xlink:title="" xlink:href="Normal"/>
  </office:meta>
</office:document-meta>
</file>